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pt"/>
    </style:style>
    <style:style style:name="co2" style:family="table-column">
      <style:table-column-properties fo:break-before="auto" style:column-width="489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<text:a xlink:href="https://bugs.documentfoundation.org/show_bug.cgi?id=32500" xlink:type="simple">32500</text:a></text:p>
          </table:table-cell>
          <table:table-cell office:value-type="string" calcext:value-type="string">
            <text:p><text:a xlink:href="https://bugs.documentfoundation.org/show_bug.cgi?id=32500" xlink:type="simple">[META] GTK style doesn't draw some elements via GTK</text:a></text:p>
          </table:table-cell>
        </table:table-row>
        <table:table-row table:style-name="ro1">
          <table:table-cell office:value-type="string" calcext:value-type="string">
            <text:p><text:a xlink:href="https://bugs.documentfoundation.org/show_bug.cgi?id=34694" xlink:type="simple">34694</text:a></text:p>
          </table:table-cell>
          <table:table-cell office:value-type="string" calcext:value-type="string">
            <text:p><text:a xlink:href="https://bugs.documentfoundation.org/show_bug.cgi?id=34694" xlink:type="simple">[META] Improve usability of error messages</text:a></text:p>
          </table:table-cell>
        </table:table-row>
        <table:table-row table:style-name="ro1" table:number-rows-repeated="75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761" table:display-filter-buttons="true" table:orientation="column">
          <table:filter>
            <table:filter-and>
              <table:filter-condition table:field-number="1" table:value="[METABUG] Use-Cases for sorting with references" table:operator="=">
                <table:filter-set-item table:value="[METABUG] Use-Cases for sorting with references"/>
                <table:filter-set-item table:value="[METABUG] VIEWING: Background Colour of Different Items are Marked Incorrectly with the Background Colour of Fields"/>
                <table:filter-set-item table:value="[META] 3D model bugs and enhancements"/>
                <table:filter-set-item table:value="[META] 4.1 RC Triage Contest Tracker"/>
                <table:filter-set-item table:value="[META] ACCESSIBILITY: Tracking Windows OS accessibility and AT issues"/>
                <table:filter-set-item table:value="[META] ACCESSIBILITY: Tracking bug for issues affecting a11y ATK and GNOME Orca screen reader support"/>
                <table:filter-set-item table:value="[META] ACCESSIBILITY: Tracking bug for issues related to the macOS Accessibility API"/>
                <table:filter-set-item table:value="[META] About dialog bugs and enhancements"/>
                <table:filter-set-item table:value="[META] Accessibility (a11y) bugs and enhancements"/>
                <table:filter-set-item table:value="[META] Adding and deleting cells / rows / columns"/>
                <table:filter-set-item table:value="[META] Additional blank pages on file-open"/>
                <table:filter-set-item table:value="[META] Address Book Data Source bugs and enhancements"/>
                <table:filter-set-item table:value="[META] Allow addition of a new language via an extension"/>
                <table:filter-set-item table:value="[META] Anchor and text wrapping bugs and enhancements"/>
                <table:filter-set-item table:value="[META] Animated image bugs and enhancements"/>
                <table:filter-set-item table:value="[META] Arabic language-specific RTL issues"/>
                <table:filter-set-item table:value="[META] Area content panel of the Properties deck/tab of the sidebar"/>
                <table:filter-set-item table:value="[META] Area fill tab bugs and enhancements"/>
                <table:filter-set-item table:value="[META] Asian Phonetic Guide ( Ruby ) issues"/>
                <table:filter-set-item table:value="[META] Assertion failed crashes"/>
                <table:filter-set-item table:value="[META] AutoCaption bugs and enhancements"/>
                <table:filter-set-item table:value="[META] AutoCorrect and Word Completion bugs and enhancements"/>
                <table:filter-set-item table:value="[META] AutoFill bugs and enhancements"/>
                <table:filter-set-item table:value="[META] AutoFilter-related bugs and enhancements"/>
                <table:filter-set-item table:value="[META] AutoText bugs and enhancements"/>
                <table:filter-set-item table:value="[META] Autosave/Autorecovery issues"/>
                <table:filter-set-item table:value="[META] Base UX bugs and enhancements"/>
                <table:filter-set-item table:value="[META] Base feature enhancements"/>
                <table:filter-set-item table:value="[META] Base image bugs and enhancements"/>
                <table:filter-set-item table:value="[META] Beanshell Editor bugs and enhancements"/>
                <table:filter-set-item table:value="[META] Better shortcuts for the Mac OS X platform"/>
                <table:filter-set-item table:value="[META] Bibliography bugs and enhancements"/>
                <table:filter-set-item table:value="[META] Binary DOC format limitations"/>
                <table:filter-set-item table:value="[META] Binary PPT format limitations"/>
                <table:filter-set-item table:value="[META] Binary XLS format limitations"/>
                <table:filter-set-item table:value="[META] Bitmap fill bugs and enhancements"/>
                <table:filter-set-item table:value="[META] Bitmap fill issues of the Area fill tab"/>
                <table:filter-set-item table:value="[META] Bookmark bugs and enhancements"/>
                <table:filter-set-item table:value="[META] Borders bugs and enhancements"/>
                <table:filter-set-item table:value="[META] Borders dialog tab bugs and enhancements"/>
                <table:filter-set-item table:value="[META] Breeze icons"/>
                <table:filter-set-item table:value="[META] Bug related to Main Loop refactoring"/>
                <table:filter-set-item table:value="[META] Bugs and enhancements around hyperlinks in Calc"/>
                <table:filter-set-item table:value="[META] Bugs and enhancements involving lock files or file locking"/>
                <table:filter-set-item table:value="[META] Bugs and features related to multiple monitor setups"/>
                <table:filter-set-item table:value="[META] Bugs caused/worsened by more use of DirectWrite"/>
                <table:filter-set-item table:value="[META] Bugs in Languages Used by Minority Nationalities of China"/>
                <table:filter-set-item table:value="[META] Bugs introduced by initial DrawingML shape import in DOCX"/>
                <table:filter-set-item table:value="[META] Bugs leaking/hitting limit for GDI objects in Windows"/>
                <table:filter-set-item table:value="[META] Bugs related to VCL related text layout"/>
                <table:filter-set-item table:value="[META] Bugs related to a zero (0) undo steps"/>
                <table:filter-set-item table:value="[META] Bugs related to maximized window"/>
                <table:filter-set-item table:value="[META] Bugs related to text rendering, typography and font features in LO"/>
                <table:filter-set-item table:value="[META] Bugs related to the display view (formerly: display mode) selector in Impress"/>
                <table:filter-set-item table:value="[META] Bugs related with odd and even pages, header and footer"/>
                <table:filter-set-item table:value="[META] Bugs requiring the use of the Infobar"/>
                <table:filter-set-item table:value="[META] Bugs that cause CPU to run at 100%"/>
                <table:filter-set-item table:value="[META] Bugs to reduce localization efforts by translators"/>
                <table:filter-set-item table:value="[META] Bugs where document modification status is wrong"/>
                <table:filter-set-item table:value="[META] Bugs with SharePoint lists"/>
                <table:filter-set-item table:value="[META] Build and documentation issues"/>
                <table:filter-set-item table:value="[META] Bullet and numbering dialog bugs and enhancements"/>
                <table:filter-set-item table:value="[META] Bullet, numbered, and outline list bugs and enhancements"/>
                <table:filter-set-item table:value="[META] Bundled fonts bugs and enhancements"/>
                <table:filter-set-item table:value="[META] Button controls bugs and enhancements"/>
                <table:filter-set-item table:value="[META] CJK (Chinese, Japanese, Korean, and Vietnamese) language issues"/>
                <table:filter-set-item table:value="[META] CMIS bugs and enhancements"/>
                <table:filter-set-item table:value="[META] CSV bugs and enhancements"/>
                <table:filter-set-item table:value="[META] CSV export bugs and enhancements"/>
                <table:filter-set-item table:value="[META] CSV import and export dialog bugs and enhancements"/>
                <table:filter-set-item table:value="[META] CSV import bugs and enhancements"/>
                <table:filter-set-item table:value="[META] Calc Threaded Calculation bugs and enhancements"/>
                <table:filter-set-item table:value="[META] Calc UX bugs and enhancements"/>
                <table:filter-set-item table:value="[META] Calc cell and page styles bugs and enhancements"/>
                <table:filter-set-item table:value="[META] Calc cell formula bugs and enhancements"/>
                <table:filter-set-item table:value="[META] Calc cells merging and splitting bugs and enhancements"/>
                <table:filter-set-item table:value="[META] Calc comment bugs and enhancements"/>
                <table:filter-set-item table:value="[META] Calc feature enhancements"/>
                <table:filter-set-item table:value="[META] Calc functions bugs and enhancements"/>
                <table:filter-set-item table:value="[META] Calc image bugs and enhancements"/>
                <table:filter-set-item table:value="[META] Calc page break issues"/>
                <table:filter-set-item table:value="[META] Calc toolbar bugs and enhancements"/>
                <table:filter-set-item table:value="[META] Calculate bugs and enhancements"/>
                <table:filter-set-item table:value="[META] Canvas view bugs and enhancements"/>
                <table:filter-set-item table:value="[META] Caption bugs and enhancements"/>
                <table:filter-set-item table:value="[META] Cell border related issues"/>
                <table:filter-set-item table:value="[META] Cell edit mode bugs and enhancements"/>
                <table:filter-set-item table:value="[META] Cell formatting/style dialog bugs and enhancements"/>
                <table:filter-set-item table:value="[META] Cell freezing/fixing/locking bugs and enhancements"/>
                <table:filter-set-item table:value="[META] Cell line spacing bugs and enhancements"/>
                <table:filter-set-item table:value="[META] Cell names bugs and enhancements"/>
                <table:filter-set-item table:value="[META] Cell protection bugs and enhancements"/>
                <table:filter-set-item table:value="[META] Cell references bugs and enhancements"/>
                <table:filter-set-item table:value="[META] Cell selection bugs and enhancements"/>
                <table:filter-set-item table:value="[META] Cell-related bugs and enhancements"/>
                <table:filter-set-item table:value="[META] Cells with multiple or partly direct formatted texts"/>
                <table:filter-set-item table:value="[META] Chapter numbering dialog bugs and enhancements"/>
                <table:filter-set-item table:value="[META] Character content panel of the Properties deck/tab of the sidebar"/>
                <table:filter-set-item table:value="[META] Character dialog bugs and enhancements"/>
                <table:filter-set-item table:value="[META] Character-level bugs and enhancements"/>
                <table:filter-set-item table:value="[META] Chart bugs and enhancements"/>
                <table:filter-set-item table:value="[META] Chart data table bugs and enhancements"/>
                <table:filter-set-item table:value="[META] Chart feature enhancements"/>
                <table:filter-set-item table:value="[META] Chart label bugs and enhancements"/>
                <table:filter-set-item table:value="[META] Chart legend bugs and enhancements"/>
                <table:filter-set-item table:value="[META] Chart trend line bugs and enhancements"/>
                <table:filter-set-item table:value="[META] Chart wizard dialog issues"/>
                <table:filter-set-item table:value="[META] Clear direct formatting issues"/>
                <table:filter-set-item table:value="[META] Clipboard bugs and enhancements"/>
                <table:filter-set-item table:value="[META] Clone formatting (aka Format Paintbrush) bugs and enhancements"/>
                <table:filter-set-item table:value="[META] Colibre icons"/>
                <table:filter-set-item table:value="[META] Color bar bugs and enhancements"/>
                <table:filter-set-item table:value="[META] Color fill issues of the Area fill tab"/>
                <table:filter-set-item table:value="[META] Color palette bugs and enhancements"/>
                <table:filter-set-item table:value="[META] Color picker dialog bugs and enhancements"/>
                <table:filter-set-item table:value="[META] Color picker toolbar, dialog and sidebar drop-down widget bugs and enhancements"/>
                <table:filter-set-item table:value="[META] Color split and group buttons in toolbar and sidebar"/>
                <table:filter-set-item table:value="[META] Command line bugs and enhancements"/>
                <table:filter-set-item table:value="[META] Comment bugs and enhancements"/>
                <table:filter-set-item table:value="[META] Compilation optimization"/>
                <table:filter-set-item table:value="[META] Compress image dialog bugs and enhancements"/>
                <table:filter-set-item table:value="[META] Concordance file bugs and enhancements of alphabetical indexes"/>
                <table:filter-set-item table:value="[META] Conditional formatting bugs and enhancements"/>
                <table:filter-set-item table:value="[META] Container issue for Edit &gt; Repeat actions (Ctrl+Shift+Y) that may be added/corrected"/>
                <table:filter-set-item table:value="[META] Context menu bugs and enhancements"/>
                <table:filter-set-item table:value="[META] Context menu label regressions in 5.2+"/>
                <table:filter-set-item table:value="[META] Contour editor bugs and enhancements"/>
                <table:filter-set-item table:value="[META] Control Elements are flickering, flashing, nervous and jumpy"/>
                <table:filter-set-item table:value="[META] Crash report system bugs and enhancements"/>
                <table:filter-set-item table:value="[META] Cross-references bugs and enhancements"/>
                <table:filter-set-item table:value="[META] Ctrl+Alt (aka AltGR) keyboard shortcut issues"/>
                <table:filter-set-item table:value="[META] Cursor bugs and enhancements"/>
                <table:filter-set-item table:value="[META] Custom animation deck/tab of the sidebar"/>
                <table:filter-set-item table:value="[META] Custom/object animation bugs and enhancements"/>
                <table:filter-set-item table:value="[META] Customize dialog bugs and enhancements"/>
                <table:filter-set-item table:value="[META] Cut/copy bugs and enhancements"/>
                <table:filter-set-item table:value="[META] DOC (binary) Table of Contents (ToC) and Index related issues"/>
                <table:filter-set-item table:value="[META] DOC (binary) anchor and text wrapping bugs and enhancements"/>
                <table:filter-set-item table:value="[META] DOC (binary) bullet and numbering list-related issues"/>
                <table:filter-set-item table:value="[META] DOC (binary) character-related issues"/>
                <table:filter-set-item table:value="[META] DOC (binary) comment issues"/>
                <table:filter-set-item table:value="[META] DOC (binary) document protection-related issues/enhancement"/>
                <table:filter-set-item table:value="[META] DOC (binary) field bugs and enhancements"/>
                <table:filter-set-item table:value="[META] DOC (binary) file opening issues"/>
                <table:filter-set-item table:value="[META] DOC (binary) form-related issues"/>
                <table:filter-set-item table:value="[META] DOC (binary) format bug tracker"/>
                <table:filter-set-item table:value="[META] DOC (binary) formula-related issues"/>
                <table:filter-set-item table:value="[META] DOC (binary) frame-related issues"/>
                <table:filter-set-item table:value="[META] DOC (binary) header and footer-related issues"/>
                <table:filter-set-item table:value="[META] DOC (binary) image-related issues"/>
                <table:filter-set-item table:value="[META] DOC (binary) object-related issues"/>
                <table:filter-set-item table:value="[META] DOC (binary) page-related issues"/>
                <table:filter-set-item table:value="[META] DOC (binary) paragraph-related issues"/>
                <table:filter-set-item table:value="[META] DOC (binary) shape-related issues"/>
                <table:filter-set-item table:value="[META] DOC (binary) style bugs and enhancements"/>
                <table:filter-set-item table:value="[META] DOC (binary) table-related issues"/>
                <table:filter-set-item table:value="[META] DOC (binary) textbox-related issues"/>
                <table:filter-set-item table:value="[META] DOCX (OOXML) ActiveX and Legacy form control related issues"/>
                <table:filter-set-item table:value="[META] DOCX (OOXML) Footnote and Endnote bugs and enhancements"/>
                <table:filter-set-item table:value="[META] DOCX (OOXML) OLE object-related issues"/>
                <table:filter-set-item table:value="[META] DOCX (OOXML) Table of Contents (ToC) and Index related issues"/>
                <table:filter-set-item table:value="[META] DOCX (OOXML) Tracking changes-related issues"/>
                <table:filter-set-item table:value="[META] DOCX (OOXML) anchor and text wrapping bugs and enhancements"/>
                <table:filter-set-item table:value="[META] DOCX (OOXML) bug tracker"/>
                <table:filter-set-item table:value="[META] DOCX (OOXML) bullet and numbering list-related issues"/>
                <table:filter-set-item table:value="[META] DOCX (OOXML) character-related issues"/>
                <table:filter-set-item table:value="[META] DOCX (OOXML) comment issues"/>
                <table:filter-set-item table:value="[META] DOCX (OOXML) content control-related issues"/>
                <table:filter-set-item table:value="[META] DOCX (OOXML) document protection-related issues/enhancement"/>
                <table:filter-set-item table:value="[META] DOCX (OOXML) documents loading with incorrect style defaults when not defined"/>
                <table:filter-set-item table:value="[META] DOCX (OOXML) field-related issues"/>
                <table:filter-set-item table:value="[META] DOCX (OOXML) file opening issues"/>
                <table:filter-set-item table:value="[META] DOCX (OOXML) format limitations"/>
                <table:filter-set-item table:value="[META] DOCX (OOXML) formula-related issues"/>
                <table:filter-set-item table:value="[META] DOCX (OOXML) frame-related issues"/>
                <table:filter-set-item table:value="[META] DOCX (OOXML) header &amp; footer-related issues"/>
                <table:filter-set-item table:value="[META] DOCX (OOXML) image-related issues"/>
                <table:filter-set-item table:value="[META] DOCX (OOXML) object-related issues"/>
                <table:filter-set-item table:value="[META] DOCX (OOXML) page-related issues"/>
                <table:filter-set-item table:value="[META] DOCX (OOXML) paragraph-related issues"/>
                <table:filter-set-item table:value="[META] DOCX (OOXML) style bugs and enhancements"/>
                <table:filter-set-item table:value="[META] DOCX (OOXML) table-related issues"/>
                <table:filter-set-item table:value="[META] DOCX (OOXML) textbox-related issues"/>
                <table:filter-set-item table:value="[META] DOCX SAXParseException"/>
                <table:filter-set-item table:value="[META] Data Entry Form bugs and enhancements"/>
                <table:filter-set-item table:value="[META] Data filter bugs and enhancements"/>
                <table:filter-set-item table:value="[META] Data provider bugs and enhancements"/>
                <table:filter-set-item table:value="[META] Data range and consolidate bugs and enhancements"/>
                <table:filter-set-item table:value="[META] Data source view bugs and enhancements"/>
                <table:filter-set-item table:value="[META] Data statistics bugs and enhancements"/>
                <table:filter-set-item table:value="[META] Database connectivity interfaces (ODBC, JDBC..) and external databases"/>
                <table:filter-set-item table:value="[META] Database form bugs and enhancements"/>
                <table:filter-set-item table:value="[META] Database import/open bugs and enhancements"/>
                <table:filter-set-item table:value="[META] Database query bugs and enhancements"/>
                <table:filter-set-item table:value="[META] Database related bugs and enhancements"/>
                <table:filter-set-item table:value="[META] Database report bugs and enhancements"/>
                <table:filter-set-item table:value="[META] Database table bugs and enhancements"/>
                <table:filter-set-item table:value="[META] Database wizard bugs and enhancements"/>
                <table:filter-set-item table:value="[META] Decimal separator key bugs and enhancements"/>
                <table:filter-set-item table:value="[META] Default to Firebird not HSQLDB in Base (for _new_ files)"/>
                <table:filter-set-item table:value="[META] Desktop environment bugs and enhancements"/>
                <table:filter-set-item table:value="[META] Desktop integration bugs and enhancements"/>
                <table:filter-set-item table:value="[META] Dialog Designer bugs and enhancements"/>
                <table:filter-set-item table:value="[META] Dialog UI/UX bugs and enhancements"/>
                <table:filter-set-item table:value="[META] Dialog bugs and enhancements"/>
                <table:filter-set-item table:value="[META] Dictionaries bugs and enhancements"/>
                <table:filter-set-item table:value="[META] Digital signatures bugs and enhancements"/>
                <table:filter-set-item table:value="[META] Direct Cursor bugs and enhancements"/>
                <table:filter-set-item table:value="[META] DirectWrite rendering bugs and enhancements"/>
                <table:filter-set-item table:value="[META] Docbook-related bugs and enhancements"/>
                <table:filter-set-item table:value="[META] Document colors palette issues"/>
                <table:filter-set-item table:value="[META] Document recovery bugs and enhancements"/>
                <table:filter-set-item table:value="[META] Document themes bugs and enhancements"/>
                <table:filter-set-item table:value="[META] Document-level saved options bugs and enhancements"/>
                <table:filter-set-item table:value="[META] Documentation gap for new features"/>
                <table:filter-set-item table:value="[META] Drag and drop bugs and enhancements"/>
                <table:filter-set-item table:value="[META] Draw image bugs and enhancements"/>
                <table:filter-set-item table:value="[META] Drop caps bugs and enhancements"/>
                <table:filter-set-item table:value="[META] EMF/WMF (Enhanced/Windows Metafile) bugs and enhancements"/>
                <table:filter-set-item table:value="[META] EPS (Encapsulated PostScript) bugs and enhancements"/>
                <table:filter-set-item table:value="[META] EPUB export bugs and enhancements"/>
                <table:filter-set-item table:value="[META] Edit &gt; Duplicate is overly complex"/>
                <table:filter-set-item table:value="[META] Edit conditional formatting dialog bugs and enhancements"/>
                <table:filter-set-item table:value="[META] Elementary icons"/>
                <table:filter-set-item table:value="[META] Elements pane/dock/window/sidebar in Math"/>
                <table:filter-set-item table:value="[META] Embedded Calc table bugs and enhancements"/>
                <table:filter-set-item table:value="[META] Embedded fonts bugs and enhancements"/>
                <table:filter-set-item table:value="[META] Enhance Draw's DTP capabilities"/>
                <table:filter-set-item table:value="[META] Enhance Draw's user experience"/>
                <table:filter-set-item table:value="[META] Enhance Draw's vector graphics capabilities"/>
                <table:filter-set-item table:value="[META] Enhancing Impress/Draw toolbars and context menu"/>
                <table:filter-set-item table:value="[META] Enhancing Writer's print preview toolbar"/>
                <table:filter-set-item table:value="[META] Envelope bugs and enhancements"/>
                <table:filter-set-item table:value="[META] Export formats available through File &gt; Export..."/>
                <table:filter-set-item table:value="[META] Extension manager dialog bugs and enhancements"/>
                <table:filter-set-item table:value="[META] Extensive file accesses"/>
                <table:filter-set-item table:value="[META] FILEOPEN RTF layout problem with table, footers, extra pages"/>
                <table:filter-set-item table:value="[META] FILESAVE: RTF: Corrupted file in MSO Word after RT"/>
                <table:filter-set-item table:value="[META] Fallout from VclPtr merge"/>
                <table:filter-set-item table:value="[META] False &quot;Libreoffice requires a Java runtime environment (JRE)&quot; warnings"/>
                <table:filter-set-item table:value="[META] Field bugs and enhancements"/>
                <table:filter-set-item table:value="[META] Field dialog bugs and enhancements"/>
                <table:filter-set-item table:value="[META] File dialog bugs and enhancements"/>
                <table:filter-set-item table:value="[META] File export bugs and enhancements"/>
                <table:filter-set-item table:value="[META] File export dialog bugs and enhancements"/>
                <table:filter-set-item table:value="[META] File export options dialog bugs and enhancements"/>
                <table:filter-set-item table:value="[META] File format filters (import/export) bugs and enhancements"/>
                <table:filter-set-item table:value="[META] File format limitation issues [use format-specific bugs in comment #5]"/>
                <table:filter-set-item table:value="[META] File loading and saving progress bar and related bugs and enhancements"/>
                <table:filter-set-item table:value="[META] File opening issues"/>
                <table:filter-set-item table:value="[META] File properties/settings (meta data) bugs and enhancements"/>
                <table:filter-set-item table:value="[META] File sending bugs and enhancements"/>
                <table:filter-set-item table:value="[META] File type/extension association bugs and enhancements"/>
                <table:filter-set-item table:value="[META] File versions bugs and enhancements"/>
                <table:filter-set-item table:value="[META] Filename bugs and enhancements"/>
                <table:filter-set-item table:value="[META] Find &amp; Replace Dialog"/>
                <table:filter-set-item table:value="[META] Find &amp; Replace with styles"/>
                <table:filter-set-item table:value="[META] Find toolbar bugs and enhancements"/>
                <table:filter-set-item table:value="[META] Firebird Migration: Suppress migration dialog when embedded HSQLDB not opened interactively"/>
                <table:filter-set-item table:value="[META] Fix issues found by PVS Studio static analyser"/>
                <table:filter-set-item table:value="[META] Fixed Column Width CSV format limitations"/>
                <table:filter-set-item table:value="[META] Flat xml/odf issues"/>
                <table:filter-set-item table:value="[META] Floating menus / options button"/>
                <table:filter-set-item table:value="[META] Font bugs and enhancements"/>
                <table:filter-set-item table:value="[META] Font effects bugs and enhancements"/>
                <table:filter-set-item table:value="[META] Font format bugs and enhancements"/>
                <table:filter-set-item table:value="[META] Font name combobox bugs and enhancements"/>
                <table:filter-set-item table:value="[META] Font size bugs and enhancements"/>
                <table:filter-set-item table:value="[META] Font size combobox and related issues"/>
                <table:filter-set-item table:value="[META] Font substitution bugs and enhancements"/>
                <table:filter-set-item table:value="[META] Font text preview bugs and enhancements"/>
                <table:filter-set-item table:value="[META] Fonts listed in LibreOffice"/>
                <table:filter-set-item table:value="[META] Fontwork / WordArt bugs and enhancements"/>
                <table:filter-set-item table:value="[META] Footnote and Endnote bugs and enhancements"/>
                <table:filter-set-item table:value="[META] Footnote and endnote properties and settings"/>
                <table:filter-set-item table:value="[META] Form control bugs and enhancements"/>
                <table:filter-set-item table:value="[META] Formatting marks (aka Non-printing characters) bugs and enhancements"/>
                <table:filter-set-item table:value="[META] Formula bar (input line) bugs and enhancements"/>
                <table:filter-set-item table:value="[META] Frame bugs and enhancements"/>
                <table:filter-set-item table:value="[META] Frame dialog bugs and enhancements"/>
                <table:filter-set-item table:value="[META] Full screen mode bugs and enhancements"/>
                <table:filter-set-item table:value="[META] Function wizard dialog bugs and enhancements"/>
                <table:filter-set-item table:value="[META] Functions deck/tab of the sidebar"/>
                <table:filter-set-item table:value="[META] GSoC'17 Customization dialog"/>
                <table:filter-set-item table:value="[META] GSoC'17 Special Characters dialog"/>
                <table:filter-set-item table:value="[META] GTK style doesn't draw some elements via GTK"/>
                <table:filter-set-item table:value="[META] GTK2 VCL backend bugs and enhancements"/>
                <table:filter-set-item table:value="[META] GTK3-specific bugs"/>
                <table:filter-set-item table:value="[META] Galaxy icons"/>
                <table:filter-set-item table:value="[META] Gallery bugs and enhancements"/>
                <table:filter-set-item table:value="[META] General Math formula editor improvements"/>
                <table:filter-set-item table:value="[META] Go to page related issues"/>
                <table:filter-set-item table:value="[META] Goal seek bugs and enhancements"/>
                <table:filter-set-item table:value="[META] Gradient fill bugs and enhancements"/>
                <table:filter-set-item table:value="[META] Graphic export bugs and enhancements (jpg, png, eps, tiff, gif ...)"/>
                <table:filter-set-item table:value="[META] Graphics card driver bugs and enhancements"/>
                <table:filter-set-item table:value="[META] Grave (QUOTELEFT) shortcut bugs and enhancements"/>
                <table:filter-set-item table:value="[META] Grid and helplines bugs and enhancements"/>
                <table:filter-set-item table:value="[META] Group and Outline bugs and enhancements"/>
                <table:filter-set-item table:value="[META] HELPAUTHORING Issues"/>
                <table:filter-set-item table:value="[META] HSQLDB removal blockers"/>
                <table:filter-set-item table:value="[META] HTML export bugs and enhancements"/>
                <table:filter-set-item table:value="[META] HTML import bugs and enhancements"/>
                <table:filter-set-item table:value="[META] HTML paste special bugs and enhancements"/>
                <table:filter-set-item table:value="[META] Handout and Master Handout view bugs and enhancements"/>
                <table:filter-set-item table:value="[META] HarfBuzz-based common text layout regressions"/>
                <table:filter-set-item table:value="[META] Hebrew language-specific RTL issues"/>
                <table:filter-set-item table:value="[META] Help Content Modernization"/>
                <table:filter-set-item table:value="[META] Help bugs and enhancements"/>
                <table:filter-set-item table:value="[META] Help menu bugs and enhancements"/>
                <table:filter-set-item table:value="[META] Help not installed dialog box bugs and enhancements"/>
                <table:filter-set-item table:value="[META] Help pages for creating, editing and using Python scripts"/>
                <table:filter-set-item table:value="[META] Help viewer dialog bugs and enhancements"/>
                <table:filter-set-item table:value="[META] HiDPI / Retina bugs"/>
                <table:filter-set-item table:value="[META] High contrast mode bugs and enhancements"/>
                <table:filter-set-item table:value="[META] Highlight bugs and enhancements"/>
                <table:filter-set-item table:value="[META] Highlight text color button/widget bugs and enhancements"/>
                <table:filter-set-item table:value="[META] Horizontal line bugs and enhancements"/>
                <table:filter-set-item table:value="[META] Hyperlink bugs and enhancements"/>
                <table:filter-set-item table:value="[META] Hyperlink dialog bugs and enhancements"/>
                <table:filter-set-item table:value="[META] Hyphenation bugs and enhancements"/>
                <table:filter-set-item table:value="[META] Icon requests"/>
                <table:filter-set-item table:value="[META] Icon theme issues"/>
                <table:filter-set-item table:value="[META] Icon theme issues that need coding"/>
                <table:filter-set-item table:value="[META] Ideographic Variation Sequence issues"/>
                <table:filter-set-item table:value="[META] Image bugs and enhancements"/>
                <table:filter-set-item table:value="[META] Image colorization bugs and enhancements"/>
                <table:filter-set-item table:value="[META] Image compression bugs and enhancements"/>
                <table:filter-set-item table:value="[META] Image content panel of the Properties deck/tab of the sidebar"/>
                <table:filter-set-item table:value="[META] Image crop bugs and enhancements"/>
                <table:filter-set-item table:value="[META] Image issues related to image DPI"/>
                <table:filter-set-item table:value="[META] Image/Picture dialog bugs and enhancements"/>
                <table:filter-set-item table:value="[META] Import and export issues with ECMA-376 1st Edition Open XML"/>
                <table:filter-set-item table:value="[META] Import issues with Strict Open XML but not transitional OOXML"/>
                <table:filter-set-item table:value="[META] Impress Bullets and Numbering bugs (formatting and UI)"/>
                <table:filter-set-item table:value="[META] Impress Gradient and Transparency issues"/>
                <table:filter-set-item table:value="[META] Impress UI/UX bugs and enhancements"/>
                <table:filter-set-item table:value="[META] Impress image bugs and enhancements"/>
                <table:filter-set-item table:value="[META] Impress/Draw comment bugs and enhancements"/>
                <table:filter-set-item table:value="[META] Impress/Draw feature enhancements"/>
                <table:filter-set-item table:value="[META] Impress/Draw table bugs and enhancements"/>
                <table:filter-set-item table:value="[META] Impress/Draw table dialog bugs and enhancements"/>
                <table:filter-set-item table:value="[META] Improve Connector handling"/>
                <table:filter-set-item table:value="[META] Improve File handling in Draw"/>
                <table:filter-set-item table:value="[META] Improve Layer Handling"/>
                <table:filter-set-item table:value="[META] Improve Undo handling in Draw"/>
                <table:filter-set-item table:value="[META] Improve exported OOXML xml code"/>
                <table:filter-set-item table:value="[META] Improve object selection and alignment"/>
                <table:filter-set-item table:value="[META] Improve usability of error messages"/>
                <table:filter-set-item table:value="[META] Incremental update support (small partial diff updates)"/>
                <table:filter-set-item table:value="[META] Infobar behaviour and appearance issues"/>
                <table:filter-set-item table:value="[META] Insert file content issues"/>
                <table:filter-set-item table:value="[META] Introduce auto generation of block diagram"/>
                <table:filter-set-item table:value="[META] Issues related to a multi-monitor setup"/>
                <table:filter-set-item table:value="[META] Issues related to direct formatting in DOC (binary) bullet and numbering list"/>
                <table:filter-set-item table:value="[META] Issues related to direct formatting in DOCX (OOXML) bullet and numbering list"/>
                <table:filter-set-item table:value="[META] Issues related to the shared code between Impress and Draw"/>
                <table:filter-set-item table:value="[META] Japanese language-specific CJK issues"/>
                <table:filter-set-item table:value="[META] Java Runtime Environment (JRE) bugs and enhancements"/>
                <table:filter-set-item table:value="[META] KDE VCL backend bugs and enhancements"/>
                <table:filter-set-item table:value="[META] Karasa Jaga icons"/>
                <table:filter-set-item table:value="[META] Keyboard shortcuts and accelerators bugs and enhancements"/>
                <table:filter-set-item table:value="[META] Keyboard shortcuts tab of Customization dialog"/>
                <table:filter-set-item table:value="[META] Kill off in-tree (ancient) mozilla copy"/>
                <table:filter-set-item table:value="[META] Korean language-specific CJK issues"/>
                <table:filter-set-item table:value="[META] LOCALHELP reached via Help button should be context related"/>
                <table:filter-set-item table:value="[META] LOKDocView bugs"/>
                <table:filter-set-item table:value="[META] Labels and Business Cards issues"/>
                <table:filter-set-item table:value="[META] Labels of UNO commands bugs and enhancements"/>
                <table:filter-set-item table:value="[META] Language and help package issues"/>
                <table:filter-set-item table:value="[META] Language detection bugs and enhancements"/>
                <table:filter-set-item table:value="[META] Language issues"/>
                <table:filter-set-item table:value="[META] Layout loops"/>
                <table:filter-set-item table:value="[META] LibreLogo bugs and enhancements"/>
                <table:filter-set-item table:value="[META] LibreOffice Flatpak package bugs"/>
                <table:filter-set-item table:value="[META] LibreOffice Snap/Snappy package bugs"/>
                <table:filter-set-item table:value="[META] LibreOffice feature enhancements"/>
                <table:filter-set-item table:value="[META] LibreOffice for Android most annoying bugs"/>
                <table:filter-set-item table:value="[META] LibreOffice's file dialog bugs and enhancements"/>
                <table:filter-set-item table:value="[META] Libreoffice Vanilla (Mac Appstore version) bugs and enhancements"/>
                <table:filter-set-item table:value="[META] Line content panel of the Properties deck/tab of the sidebar"/>
                <table:filter-set-item table:value="[META] Line numbering/numbers bugs and enhancements"/>
                <table:filter-set-item table:value="[META] Line shape and line-level bugs and enhancements"/>
                <table:filter-set-item table:value="[META] Line spacing group button bugs and enhancements"/>
                <table:filter-set-item table:value="[META] Linguistics issues"/>
                <table:filter-set-item table:value="[META] Linked (non-embedded) external files bugs and enhancements"/>
                <table:filter-set-item table:value="[META] Linked external data issues"/>
                <table:filter-set-item table:value="[META] Linux Specific VCL/OpenGL tracker bug"/>
                <table:filter-set-item table:value="[META] Linux packaging/installation/removal bugs and enhancements"/>
                <table:filter-set-item table:value="[META] List, indexes and outline bugs and enhancements"/>
                <table:filter-set-item table:value="[META] Load styles bugs and enhancements"/>
                <table:filter-set-item table:value="[META] Locale keyboard shortcut issues"/>
                <table:filter-set-item table:value="[META] Locale preferred fonts bugs and enhancements"/>
                <table:filter-set-item table:value="[META] Lotus Word Pro (.lwp) import bugs and enhancements"/>
                <table:filter-set-item table:value="[META] MS Office XML formats (pre-OOXML) bugs and enhancements"/>
                <table:filter-set-item table:value="[META] MacOS performance issues"/>
                <table:filter-set-item table:value="[META] Macro bugs and enhancements"/>
                <table:filter-set-item table:value="[META] Macro recording issues"/>
                <table:filter-set-item table:value="[META] Mail merge bugs and enhancements"/>
                <table:filter-set-item table:value="[META] Main menu bar bugs and enhancements"/>
                <table:filter-set-item table:value="[META] Make LibreOffice shine and glow on OS X"/>
                <table:filter-set-item table:value="[META] Make toolbar icon function available for vertical toolbar arrangement"/>
                <table:filter-set-item table:value="[META] Manage conditional formatting dialog bugs and enhancements"/>
                <table:filter-set-item table:value="[META] MariaDB C API"/>
                <table:filter-set-item table:value="[META] Master pages deck/tab of the sidebar"/>
                <table:filter-set-item table:value="[META] Master slide bugs and enhancements"/>
                <table:filter-set-item table:value="[META] Master slide view/mode bugs and enhancements"/>
                <table:filter-set-item table:value="[META] MathML bugs"/>
                <table:filter-set-item table:value="[META] Measurement unit bugs and enhancements"/>
                <table:filter-set-item table:value="[META] Media (audio / video) bugs and enhancements"/>
                <table:filter-set-item table:value="[META] Media insert bugs and enhancements"/>
                <table:filter-set-item table:value="[META] Media playback bugs and enhancements"/>
                <table:filter-set-item table:value="[META] Media player dialog bugs and enhancements"/>
                <table:filter-set-item table:value="[META] MediaWiki export bugs and enhancements"/>
                <table:filter-set-item table:value="[META] Message box dialog bugs and enhancements"/>
                <table:filter-set-item table:value="[META] Microsoft Access connectivity bugs and enhancements"/>
                <table:filter-set-item table:value="[META] Microsoft Office Excel 2013 Template Tracker"/>
                <table:filter-set-item table:value="[META] Microsoft Office binary, text and xml file formats"/>
                <table:filter-set-item table:value="[META] Migrating existing embedded HSQLDB databases to Firebird"/>
                <table:filter-set-item table:value="[META] Missing text cursor bugs"/>
                <table:filter-set-item table:value="[META] Mouse / touch input problems on Windows devices that support touch input"/>
                <table:filter-set-item table:value="[META] Mouse cursor bugs and enhancements"/>
                <table:filter-set-item table:value="[META] Multiple page view bugs and enhancements"/>
                <table:filter-set-item table:value="[META] N'Ko language-specific CTL issues"/>
                <table:filter-set-item table:value="[META] Navigate By toolbar control bugs and enhancements"/>
                <table:filter-set-item table:value="[META] Navigator sidebar deck and floating window"/>
                <table:filter-set-item table:value="[META] Network-involved bugs"/>
                <table:filter-set-item table:value="[META] New RTF import filter regressions in LO 3.5+"/>
                <table:filter-set-item table:value="[META] New snap guide/line/point dialog bugs and enhancements"/>
                <table:filter-set-item table:value="[META] Notebookbar Accessibility (a11y)"/>
                <table:filter-set-item table:value="[META] Notebookbar Contextual"/>
                <table:filter-set-item table:value="[META] Notebookbar Groupedbar"/>
                <table:filter-set-item table:value="[META] Notebookbar Tabbed"/>
                <table:filter-set-item table:value="[META] Notebookbar theming issues"/>
                <table:filter-set-item table:value="[META] Notebookbar window resize issues"/>
                <table:filter-set-item table:value="[META] Notebookbar: bugs and enhancements"/>
                <table:filter-set-item table:value="[META] Notes and Master Notes view/mode bugs and enhancements"/>
                <table:filter-set-item table:value="[META] Number format bugs and enhancements"/>
                <table:filter-set-item table:value="[META] Number format content panel of the Properties deck/tab of the sidebar"/>
                <table:filter-set-item table:value="[META] Numbering format presets for lists, pages, etc"/>
                <table:filter-set-item table:value="[META] OBSOLETE - SVG fileOpen filter (Draw)"/>
                <table:filter-set-item table:value="[META] ODF (XML) bug tracker"/>
                <table:filter-set-item table:value="[META] ODF 1.1 (XML) import and export issues"/>
                <table:filter-set-item table:value="[META] ODF export is unsuitable or invalid XML"/>
                <table:filter-set-item table:value="[META] ODF features missing or incorrectly imported"/>
                <table:filter-set-item table:value="[META] ODF specification issues"/>
                <table:filter-set-item table:value="[META] OLE objects interoperability issues"/>
                <table:filter-set-item table:value="[META] OLE/Embedded object bugs and enhancements"/>
                <table:filter-set-item table:value="[META] OLE/Embedded object edit transition mode issues"/>
                <table:filter-set-item table:value="[META] OOXML Chart object issues"/>
                <table:filter-set-item table:value="[META] OOXML SmartArt bug tracker"/>
                <table:filter-set-item table:value="[META] OOXML WordArt not parsed faithfully in LibreOffice"/>
                <table:filter-set-item table:value="[META] OOXML document theme issues"/>
                <table:filter-set-item table:value="[META] OOXML object fill bugs"/>
                <table:filter-set-item table:value="[META] OOXML shape (DrawingML and VML) related issues"/>
                <table:filter-set-item table:value="[META] Object fill bugs and enhancements"/>
                <table:filter-set-item table:value="[META] Object meta bugs and enhancements"/>
                <table:filter-set-item table:value="[META] Object rotation bugs and enhancements"/>
                <table:filter-set-item table:value="[META] Old user profile causing problems when upgrading to new release"/>
                <table:filter-set-item table:value="[META] Online media bugs and enhancements"/>
                <table:filter-set-item table:value="[META] OpenCL and &quot;Software Interpreter&quot; issues in Calc"/>
                <table:filter-set-item table:value="[META] OpenGL bugs"/>
                <table:filter-set-item table:value="[META] Option dialog's User Data settings bugs and enhancements"/>
                <table:filter-set-item table:value="[META] Option dialog's View settings bugs and enhancements"/>
                <table:filter-set-item table:value="[META] Options dialog bugs and enhancements"/>
                <table:filter-set-item table:value="[META] Options dialog's Calc settings bugs and enhancements"/>
                <table:filter-set-item table:value="[META] Options dialog's Language settings bugs and enhancements"/>
                <table:filter-set-item table:value="[META] Options dialog's Load/Save settings bugs and enhancements"/>
                <table:filter-set-item table:value="[META] Options dialog's Math settings bugs and enhancements"/>
                <table:filter-set-item table:value="[META] Options dialog's Writer settings bugs and enhancements"/>
                <table:filter-set-item table:value="[META] Options dialog's expert configuration bugs and enhancements"/>
                <table:filter-set-item table:value="[META] Outline view bugs and enhancements"/>
                <table:filter-set-item table:value="[META] Outline/Chapter numbering bugs and enhancements"/>
                <table:filter-set-item table:value="[META] PDF bugs and enhancement"/>
                <table:filter-set-item table:value="[META] PDF export bugs and enhancements"/>
                <table:filter-set-item table:value="[META] PDF export file dialog bugs and enhancements"/>
                <table:filter-set-item table:value="[META] PDF export options dialog bugs and enhancements"/>
                <table:filter-set-item table:value="[META] PDF import filter in Draw"/>
                <table:filter-set-item table:value="[META] PDF import filter in Writer"/>
                <table:filter-set-item table:value="[META] PDF insert/embed bugs and enhancements"/>
                <table:filter-set-item table:value="[META] PPT (binary) format bug tracker"/>
                <table:filter-set-item table:value="[META] PPTX (OOXML) bug tracker"/>
                <table:filter-set-item table:value="[META] PPTX (OOXML) format limitations"/>
                <table:filter-set-item table:value="[META] PPTX 3D model issues"/>
                <table:filter-set-item table:value="[META] PPTX paragraph-related issues"/>
                <table:filter-set-item table:value="[META] Packaging/installation/removal bugs and enhancements"/>
                <table:filter-set-item table:value="[META] Page and section column bugs and enhancements"/>
                <table:filter-set-item table:value="[META] Page border bugs and enhancements"/>
                <table:filter-set-item table:value="[META] Page break bugs and enhancements"/>
                <table:filter-set-item table:value="[META] Page content panel of the Properties deck/tab of the sidebar"/>
                <table:filter-set-item table:value="[META] Page count field bugs and enhancements"/>
                <table:filter-set-item table:value="[META] Page deck/tab of the sidebar"/>
                <table:filter-set-item table:value="[META] Page dialog bugs and enhancements"/>
                <table:filter-set-item table:value="[META] Page header and footer issues"/>
                <table:filter-set-item table:value="[META] Page margin bugs and enhancements"/>
                <table:filter-set-item table:value="[META] Page number field bugs and enhancements"/>
                <table:filter-set-item table:value="[META] Page watermark bugs and enhancements"/>
                <table:filter-set-item table:value="[META] Page-level bugs and enhancements"/>
                <table:filter-set-item table:value="[META] Page/slide (normal) view issues in Impress and Draw"/>
                <table:filter-set-item table:value="[META] Paragraph alignment bugs and enhancements"/>
                <table:filter-set-item table:value="[META] Paragraph border bugs and enhancements"/>
                <table:filter-set-item table:value="[META] Paragraph content panel of the Properties deck/tab of the sidebar"/>
                <table:filter-set-item table:value="[META] Paragraph dialog bugs and enhancements"/>
                <table:filter-set-item table:value="[META] Paragraph indent bugs and enhancements"/>
                <table:filter-set-item table:value="[META] Paragraph line spacing bugs and enhancements"/>
                <table:filter-set-item table:value="[META] Paragraph spacing above and below and related issues"/>
                <table:filter-set-item table:value="[META] Paragraph-level bugs and enhancements"/>
                <table:filter-set-item table:value="[META] Password protected file bugs and enhancements"/>
                <table:filter-set-item table:value="[META] Paste bugs and enhancements"/>
                <table:filter-set-item table:value="[META] Paste from MSO applications bugs and enhancements"/>
                <table:filter-set-item table:value="[META] Paste special bugs and enhancements"/>
                <table:filter-set-item table:value="[META] Paths options bugs and enhancements"/>
                <table:filter-set-item table:value="[META] Pattern fill bugs and enhancements"/>
                <table:filter-set-item table:value="[META] Personalization: New browser for Firefox themes improvements"/>
                <table:filter-set-item table:value="[META] Pivot chart issues"/>
                <table:filter-set-item table:value="[META] Pivot table (aka Data Pilot) bugs and enhancements"/>
                <table:filter-set-item table:value="[META] Position and Size content panel of the Properties deck/tab of the sidebar"/>
                <table:filter-set-item table:value="[META] Presentation export bugs and enhancements"/>
                <table:filter-set-item table:value="[META] Print dialog bugs and enhancements"/>
                <table:filter-set-item table:value="[META] Print directly bugs and enhancements"/>
                <table:filter-set-item table:value="[META] Print preview bugs and enhancements"/>
                <table:filter-set-item table:value="[META] Print range/area bugs and enhancements"/>
                <table:filter-set-item table:value="[META] Print related issues"/>
                <table:filter-set-item table:value="[META] Printer settings related issues"/>
                <table:filter-set-item table:value="[META] Privacy and data security issues"/>
                <table:filter-set-item table:value="[META] Progress indicator bugs and enhancements"/>
                <table:filter-set-item table:value="[META] Properties deck/tab of the sidebar"/>
                <table:filter-set-item table:value="[META] Quality assurance (QA) issues"/>
                <table:filter-set-item table:value="[META] Quick Find, Search and Replace"/>
                <table:filter-set-item table:value="[META] Quickstarter-related issues"/>
                <table:filter-set-item table:value="[META] RTF (text) Footnote and Endnote bugs and enhancements"/>
                <table:filter-set-item table:value="[META] RTF (text) Table of Contents (ToC) and Index related issues"/>
                <table:filter-set-item table:value="[META] RTF (text) bullet and numbering list-related issues"/>
                <table:filter-set-item table:value="[META] RTF (text) character-related issues"/>
                <table:filter-set-item table:value="[META] RTF (text) header and footer-related issues"/>
                <table:filter-set-item table:value="[META] RTF (text) image-related issues"/>
                <table:filter-set-item table:value="[META] RTF (text) paragraph-related issues"/>
                <table:filter-set-item table:value="[META] RTF (text) shape-related issues"/>
                <table:filter-set-item table:value="[META] RTF (text) style bugs and enhancements"/>
                <table:filter-set-item table:value="[META] RTF (text) table bugs and enhancements"/>
                <table:filter-set-item table:value="[META] RTF filter issues"/>
                <table:filter-set-item table:value="[META] RTF paste special bugs and enhancements"/>
                <table:filter-set-item table:value="[META] RTL/CTL textbox related issues"/>
                <table:filter-set-item table:value="[META] Read-only bugs and enhancements"/>
                <table:filter-set-item table:value="[META] Refactor CommonSalLayout font handling regressions"/>
                <table:filter-set-item table:value="[META] Refactor ListBox/ComboBox to use RenderContext regressions"/>
                <table:filter-set-item table:value="[META] Regression introduced by Aw080"/>
                <table:filter-set-item table:value="[META] Regressions from EMF+ reworking"/>
                <table:filter-set-item table:value="[META] Regressions from the cross-platform consistent line spacing in 5.3+"/>
                <table:filter-set-item table:value="[META] Regressions introduced by Revert &quot;Reverts a commit series that cripple windows ci.&quot;"/>
                <table:filter-set-item table:value="[META] Regressions introduced by alg_writerframes"/>
                <table:filter-set-item table:value="[META] Regressions introduced by buffering SystemDependent GraphicData"/>
                <table:filter-set-item table:value="[META] Regressions introduced by the image handling refactoring"/>
                <table:filter-set-item table:value="[META] Regressions introduced by unified Graphic processing to use GraphicPrimitive2D"/>
                <table:filter-set-item table:value="[META] Remember dialog's previous settings issues"/>
                <table:filter-set-item table:value="[META] Remote desktop related bugs and enhancements"/>
                <table:filter-set-item table:value="[META] RenderContext related issues"/>
                <table:filter-set-item table:value="[META] Reorganization of the menu bar for Base"/>
                <table:filter-set-item table:value="[META] Reorganization of the menu bar for Calc"/>
                <table:filter-set-item table:value="[META] Reorganization of the menu bar for Draw"/>
                <table:filter-set-item table:value="[META] Reorganization of the menu bar for Impress"/>
                <table:filter-set-item table:value="[META] Reorganization of the menu bar for Writer"/>
                <table:filter-set-item table:value="[META] Repagination issues"/>
                <table:filter-set-item table:value="[META] Replace useless &quot;General Error&quot; by useful information"/>
                <table:filter-set-item table:value="[META] Report Builder bugs and enhancements"/>
                <table:filter-set-item table:value="[META] Report Builder most annoying bugs"/>
                <table:filter-set-item table:value="[META] Requests for the addition of UNO commands"/>
                <table:filter-set-item table:value="[META] Revamp of Calc toolbars in 4.4+"/>
                <table:filter-set-item table:value="[META] Revamp of Writer toolbars in 4.4+"/>
                <table:filter-set-item table:value="[META] Rework of Recent Documents List, options to prevent logging and to manage entries on the list"/>
                <table:filter-set-item table:value="[META] Right-To-Left (aka Complex Text Layout) language issues (RTL/CTL)"/>
                <table:filter-set-item table:value="[META] Ruler bugs and enhancements"/>
                <table:filter-set-item table:value="[META] SIDEBAR: Design (aka Document themes) tab"/>
                <table:filter-set-item table:value="[META] SIDEBAR: Properties tab for Charts"/>
                <table:filter-set-item table:value="[META] SIDEBAR: Slide and Page content panels in Properties tab in Impress/Draw"/>
                <table:filter-set-item table:value="[META] SIDEBAR: Tab bar bugs and enhancements"/>
                <table:filter-set-item table:value="[META] SVG bugs and enhancements"/>
                <table:filter-set-item table:value="[META] SVG fileSave filter (Draw)"/>
                <table:filter-set-item table:value="[META] SVG import image filter (all modules)"/>
                <table:filter-set-item table:value="[META] Safe mode bugs and enhancements"/>
                <table:filter-set-item table:value="[META] Save as plain text bugs and enhancements"/>
                <table:filter-set-item table:value="[META] Save bugs and enhancements"/>
                <table:filter-set-item table:value="[META] Saved DOC files that MS Word can't open"/>
                <table:filter-set-item table:value="[META] Saved DOCX files that MS Word can't open"/>
                <table:filter-set-item table:value="[META] Saved PPT files that MS Powerpoint can't open"/>
                <table:filter-set-item table:value="[META] Saved PPTX files that MS Powerpoint can't open"/>
                <table:filter-set-item table:value="[META] Saved XLSX files that MS Excel can't open"/>
                <table:filter-set-item table:value="[META] Saved cursor edit position in document bugs and enhancements"/>
                <table:filter-set-item table:value="[META] Scanning-related issues"/>
                <table:filter-set-item table:value="[META] Scenarios bugs and enhancements"/>
                <table:filter-set-item table:value="[META] Screen flickering when hovering on items or selecting text with default rendering"/>
                <table:filter-set-item table:value="[META] Scrollbar-related bugs and enhancements"/>
                <table:filter-set-item table:value="[META] Scrolling and Page up/down issues"/>
                <table:filter-set-item table:value="[META] Section bugs and enhancements"/>
                <table:filter-set-item table:value="[META] Shape duplicate dialog bugs and enhancements"/>
                <table:filter-set-item table:value="[META] Shape points (glue points) bugs and enhancements"/>
                <table:filter-set-item table:value="[META] Shapes bugs and enhancements"/>
                <table:filter-set-item table:value="[META] SharePoint interoperability bugs and enhancements"/>
                <table:filter-set-item table:value="[META] Sheet (normal) and page break view issues in Calc"/>
                <table:filter-set-item table:value="[META] Sheet grid line bugs and enhancements"/>
                <table:filter-set-item table:value="[META] Sheet header and footer bugs and enhancements"/>
                <table:filter-set-item table:value="[META] Sheet tabs bar bugs and enhancements"/>
                <table:filter-set-item table:value="[META] Sheet-level bugs and enhancements"/>
                <table:filter-set-item table:value="[META] Sidebar UI and UX bugs and enhancements"/>
                <table:filter-set-item table:value="[META] Sidebar accessibility bugs and enhancements"/>
                <table:filter-set-item table:value="[META] Sidebar feature related issues"/>
                <table:filter-set-item table:value="[META] Sidebar new content panels for Properties deck"/>
                <table:filter-set-item table:value="[META] Sidebar new decks/tabs"/>
                <table:filter-set-item table:value="[META] Sifr icons"/>
                <table:filter-set-item table:value="[META] Signature lines bugs and enhancements"/>
                <table:filter-set-item table:value="[META] Simplified Chinese (zh_CN) language-specific CJK issues"/>
                <table:filter-set-item table:value="[META] Single, book and multi-page view bugs and enhancements"/>
                <table:filter-set-item table:value="[META] Slide Layouts content panel of the Properties deck/tab of the sidebar"/>
                <table:filter-set-item table:value="[META] Slide background bugs and enhancements"/>
                <table:filter-set-item table:value="[META] Slide layout bugs and enhancements"/>
                <table:filter-set-item table:value="[META] Slide show (presentation mode) bugs and enhancements"/>
                <table:filter-set-item table:value="[META] Slide sorter bugs and enhancements"/>
                <table:filter-set-item table:value="[META] Slide transition bugs and enhancements"/>
                <table:filter-set-item table:value="[META] Slide transition deck/tab of the sidebar"/>
                <table:filter-set-item table:value="[META] Slide/page pane bugs and enhancements"/>
                <table:filter-set-item table:value="[META] Smooth scroll in whole LibreOffice suite"/>
                <table:filter-set-item table:value="[META] Snap guide and setting issues"/>
                <table:filter-set-item table:value="[META] Solver-related bugs and enhancements"/>
                <table:filter-set-item table:value="[META] Sorting related bugs and enhancements"/>
                <table:filter-set-item table:value="[META] Source code optimization"/>
                <table:filter-set-item table:value="[META] Special character dialog and toolbar group button bugs and enhancements"/>
                <table:filter-set-item table:value="[META] Spell check dialog bugs and enhancements"/>
                <table:filter-set-item table:value="[META] Spelling and grammar checking bugs and enhancements"/>
                <table:filter-set-item table:value="[META] Splash screen and initialization related bugs and enhancements"/>
                <table:filter-set-item table:value="[META] Split and group buttons in toolbar and sidebar bugs and enhancements"/>
                <table:filter-set-item table:value="[META] Standardize order of OK, Cancel, Help buttons in all dialog windows"/>
                <table:filter-set-item table:value="[META] Start Center accessibility bugs and enhancements"/>
                <table:filter-set-item table:value="[META] Start Center bugs and enhancements"/>
                <table:filter-set-item table:value="[META] Style content panel of the Properties deck/tab of the sidebar"/>
                <table:filter-set-item table:value="[META] Style filter drop down list in Styles deck of Sidebar"/>
                <table:filter-set-item table:value="[META] Style issues in Draw/Impress"/>
                <table:filter-set-item table:value="[META] Style management commands bugs and enhancements"/>
                <table:filter-set-item table:value="[META] Style modify dialog bugs and enhancements"/>
                <table:filter-set-item table:value="[META] Style preview bugs and enhancements"/>
                <table:filter-set-item table:value="[META] Style-focused formatting toolbar"/>
                <table:filter-set-item table:value="[META] Styles and Formatting sidebar deck and floating window"/>
                <table:filter-set-item table:value="[META] Styles bugs and enhancements"/>
                <table:filter-set-item table:value="[META] Styles menu bugs and enhancements"/>
                <table:filter-set-item table:value="[META] Subsequenttest failures"/>
                <table:filter-set-item table:value="[META] Subtotal function bugs and enhancements"/>
                <table:filter-set-item table:value="[META] Sum function bugs and enhancements"/>
                <table:filter-set-item table:value="[META] Tab character/key bugs and enhancements"/>
                <table:filter-set-item table:value="[META] Tab stops bugs and enhancements"/>
                <table:filter-set-item table:value="[META] Table AutoFormat bugs and enhancements"/>
                <table:filter-set-item table:value="[META] Table border bugs and enhancements"/>
                <table:filter-set-item table:value="[META] Table bugs and enhancements"/>
                <table:filter-set-item table:value="[META] Table design content panel of the Properties deck/tab of the sidebar"/>
                <table:filter-set-item table:value="[META] Table number recognition bugs and enhancements"/>
                <table:filter-set-item table:value="[META] Table of Contents and Indexes bugs and enhancements"/>
                <table:filter-set-item table:value="[META] Table styles bugs and enhancements"/>
                <table:filter-set-item table:value="[META] Table/Row/Column/Cell management function bugs and enhancements"/>
                <table:filter-set-item table:value="[META] Tango icons"/>
                <table:filter-set-item table:value="[META] Template manager bugs and enhancements"/>
                <table:filter-set-item table:value="[META] Templates bugs and enhancements"/>
                <table:filter-set-item table:value="[META] Text Grid Issues"/>
                <table:filter-set-item table:value="[META] Text and object selection issues"/>
                <table:filter-set-item table:value="[META] Text attributes bugs and enhancements"/>
                <table:filter-set-item table:value="[META] Text attributes dialog bugs and enhancements"/>
                <table:filter-set-item table:value="[META] Text strings that are not yet possible to localize or dont appear localized"/>
                <table:filter-set-item table:value="[META] Textbox bugs and enhancements"/>
                <table:filter-set-item table:value="[META] Thesaurus bugs and enhancements"/>
                <table:filter-set-item table:value="[META] Toolbar border controls bugs and enhancements"/>
                <table:filter-set-item table:value="[META] Toolbar context menu bugs and enhancements"/>
                <table:filter-set-item table:value="[META] Toolbar label bugs and enhancements"/>
                <table:filter-set-item table:value="[META] Toolbar overflow/wrap/chevron button bugs and enhancements"/>
                <table:filter-set-item table:value="[META] Toolbar tooltip bugs and enhancements"/>
                <table:filter-set-item table:value="[META] Toolbars bugs and enhancements"/>
                <table:filter-set-item table:value="[META] Tooltip bugs and enhancements"/>
                <table:filter-set-item table:value="[META] Tracking changes issues"/>
                <table:filter-set-item table:value="[META] Traditional Chinese (zh_TW, zh_HK) language-specific CJK issues"/>
                <table:filter-set-item table:value="[META] Transitional OOXML imported or exported that has different results in Office 2010 and 2013"/>
                <table:filter-set-item table:value="[META] UI bugs and enhancements"/>
                <table:filter-set-item table:value="[META] UI theming bugs and enhancements"/>
                <table:filter-set-item table:value="[META] UNO API issues"/>
                <table:filter-set-item table:value="[META] Undo/Redo bugs and enhancements"/>
                <table:filter-set-item table:value="[META] Unformatted text paste special bugs and enhancements"/>
                <table:filter-set-item table:value="[META] Unified Office Format (UOF) issues"/>
                <table:filter-set-item table:value="[META] Unify behaviour and functions across apps"/>
                <table:filter-set-item table:value="[META] Unify text direction functionality for all components"/>
                <table:filter-set-item table:value="[META] Unsupported formats in LibreOffice Viewer"/>
                <table:filter-set-item table:value="[META] Update help for all menu changes"/>
                <table:filter-set-item table:value="[META] Update or add link to help page"/>
                <table:filter-set-item table:value="[META] Update or correct help for features"/>
                <table:filter-set-item table:value="[META] Updates bug tracker"/>
                <table:filter-set-item table:value="[META] Usability issues"/>
                <table:filter-set-item table:value="[META] Usability metrics (usage stats) bugs and enhancements"/>
                <table:filter-set-item table:value="[META] User locale bugs and enhancements"/>
                <table:filter-set-item table:value="[META] User profile (user data/settings) bugs and enhancements"/>
                <table:filter-set-item table:value="[META] VCL/OpenGL rendering tracker bug for 5.0+"/>
                <table:filter-set-item table:value="[META] VLookup function bugs and enhancements"/>
                <table:filter-set-item table:value="[META] Validity-related bugs and enhancements"/>
                <table:filter-set-item table:value="[META] Value highlighting bugs and enhancements"/>
                <table:filter-set-item table:value="[META] Vertical and rotated text direction issues"/>
                <table:filter-set-item table:value="[META] Virtual machine bugs and enhancements"/>
                <table:filter-set-item table:value="[META] Virtual/Multiple Desktops (aka Workspaces) bugs and enhancements"/>
                <table:filter-set-item table:value="[META] Visual Basic for Applications (VBA) macro issues"/>
                <table:filter-set-item table:value="[META] Wayland-related bugs"/>
                <table:filter-set-item table:value="[META] WebDAV bugs"/>
                <table:filter-set-item table:value="[META] Wikihelp bugs and enhancements"/>
                <table:filter-set-item table:value="[META] Window title bar bugs and enhancements"/>
                <table:filter-set-item table:value="[META] Windows 10 Tablet Mode issues"/>
                <table:filter-set-item table:value="[META] Windows Installer Most Annoying Bugs"/>
                <table:filter-set-item table:value="[META] Windows installer/uninstaller bugs and enhancements"/>
                <table:filter-set-item table:value="[META] Wizard bugs and enhancements"/>
                <table:filter-set-item table:value="[META] Word count bugs and enhancements"/>
                <table:filter-set-item table:value="[META] Wrap content panel of the Properties deck/tab of the sidebar"/>
                <table:filter-set-item table:value="[META] Writer UX bugs and enhancements"/>
                <table:filter-set-item table:value="[META] Writer character style bugs and enhancements"/>
                <table:filter-set-item table:value="[META] Writer comment bugs and enhancements"/>
                <table:filter-set-item table:value="[META] Writer document canvas view jump issues"/>
                <table:filter-set-item table:value="[META] Writer feature enhancements"/>
                <table:filter-set-item table:value="[META] Writer frame/image/OLE style bugs and enhancements"/>
                <table:filter-set-item table:value="[META] Writer heading style bugs and enhancements"/>
                <table:filter-set-item table:value="[META] Writer image bugs and enhancements"/>
                <table:filter-set-item table:value="[META] Writer insert table dialog bugs and enhancements"/>
                <table:filter-set-item table:value="[META] Writer list style bugs and enhancements"/>
                <table:filter-set-item table:value="[META] Writer master document issues"/>
                <table:filter-set-item table:value="[META] Writer nested tables bugs and enhancements"/>
                <table:filter-set-item table:value="[META] Writer page style bugs and enhancements"/>
                <table:filter-set-item table:value="[META] Writer paragraph style bugs and enhancements"/>
                <table:filter-set-item table:value="[META] Writer paragraph style combobox control bugs and enhancements"/>
                <table:filter-set-item table:value="[META] Writer style bugs and enhancements"/>
                <table:filter-set-item table:value="[META] Writer table alignment bugs and enhancements"/>
                <table:filter-set-item table:value="[META] Writer table and cell selection issues"/>
                <table:filter-set-item table:value="[META] Writer table bugs and enhancements"/>
                <table:filter-set-item table:value="[META] Writer table enhancements requests"/>
                <table:filter-set-item table:value="[META] Writer table properties dialog bugs and enhancements"/>
                <table:filter-set-item table:value="[META] Writer table styles bugs and enhancements"/>
                <table:filter-set-item table:value="[META] Writer toolbar bugs and enhancements"/>
                <table:filter-set-item table:value="[META] Writer's web layout/view bugs and enhancements"/>
                <table:filter-set-item table:value="[META] WriterMultiListener instead of SwDepend in SwContentNode regressions"/>
                <table:filter-set-item table:value="[META] XLS (binary) format bug tracker"/>
                <table:filter-set-item table:value="[META] XLSX (OOXML) ActiveX and Legacy form control related issues"/>
                <table:filter-set-item table:value="[META] XLSX (OOXML) bug tracker"/>
                <table:filter-set-item table:value="[META] XLSX (OOXML) conditional formatting bug tracker"/>
                <table:filter-set-item table:value="[META] XLSX (OOXML) format limitations"/>
                <table:filter-set-item table:value="[META] XLSX (OOXML) hyperlink bug tracker"/>
                <table:filter-set-item table:value="[META] XLSX (OOXML) sheet-level bugs and enhancements"/>
                <table:filter-set-item table:value="[META] XLSX pivot table bugs"/>
                <table:filter-set-item table:value="[META] XML source bugs and enhancements"/>
                <table:filter-set-item table:value="[META] Zoom issues"/>
                <table:filter-set-item table:value="[META] [COLLATERAL_FILES] Metabug for adding and translating Help Collateral Files"/>
                <table:filter-set-item table:value="[META] borderline regressions"/>
                <table:filter-set-item table:value="[META] bugs and improvements to the statusbar"/>
                <table:filter-set-item table:value="[META] generic bugs more common under gtk3"/>
                <table:filter-set-item table:value="[META] gtk3 themeing"/>
                <table:filter-set-item table:value="[META] i18n: language “Székely-magyar rovás” Hungarian (Hungarian Rovas) [hu-Hung-HU]"/>
                <table:filter-set-item table:value="[META] regressions introduced by adding DrawingLayer FillStyles support"/>
                <table:filter-set-item table:value="[META] regressions introduced by trying to preserve original compressed JPEGs harder"/>
                <table:filter-set-item table:value="[META] several functions defined in ODFF1.2 are not available in calc"/>
                <table:filter-set-item table:value="[META] vcl: scheduler tracker bug."/>
                <table:filter-set-item table:value="[META][SUPER] Enhance Draw's block diagram capabilities"/>
                <table:filter-set-item table:value="[Meta] PDF signatures (tracker)"/>
                <table:filter-set-item table:value="[meta] Regressions introduced by using using multi_type_vector for cell storage"/>
                <table:filter-set-item table:value="[meta] image handling problems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2:37:47.761023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2:15:27.712000000</meta:creation-date>
    <dc:date>2020-04-08T12:38:13.179199420</dc:date>
    <meta:editing-duration>PT53M13S</meta:editing-duration>
    <meta:editing-cycles>4</meta:editing-cycles>
    <meta:generator>LibreOfficeDev/6.3.0.0.alpha0$Linux_X86_64 LibreOffice_project/d080cd838c7ab182e70ed5e8c1deff10b2306f24</meta:generator>
    <meta:document-statistic meta:table-count="1" meta:cell-count="6" meta:object-count="0"/>
  </office:meta>
</office:document-meta>
</file>